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ale05" table:style-name="ta1">
        <table:shapes>
          <draw:frame draw:z-index="0" draw:style-name="gr1" draw:text-style-name="P1" svg:width="720.88pt" svg:height="405.47pt" svg:x="1053.24pt" svg:y="66.81pt">
            <loext:p draw:notify-on-update-of-ranges="scale05.A6:scale05.A6 scale05.A7:scale05.A10 scale05.B6:scale05.B6 scale05.B7:scale05.B10 scale05.C6:scale05.C6 scale05.C7:scale05.C10 scale05.D6:scale05.D6 scale05.D7:scale05.D10 scale05.E6:scale05.E6 scale05.E7:scale05.E10 scale05.F6:scale05.F6 scale05.F7:scale05.F10 scale05.G6:scale05.G6 scale05.G7:scale05.G10 scale05.H6:scale05.H6 scale05.H7:scale05.H10 scale05.I6:scale05.I6 scale05.I7:scale05.I10 scale05.J6:scale05.J6 scale05.J7:scale05.J10 scale05.K6:scale05.K6 scale05.K7:scale05.K10 scale05.L6:scale05.L6 scale05.L7:scale05.L10 scale05.M6:scale05.M6 scale05.M7:scale05.M10 scale05.N6:scale05.N6 scale05.N7:scale05.N10 scale05.O6:scale05.O6 scale05.O7:scale05.O10 scale05.P6:scale05.P6 scale05.P7:scale05.P10 scale05.Q6:scale05.Q6 scale05.Q7:scale05.Q10 scale05.R6:scale05.R6 scale05.R7:scale05.R10 scale05.S6:scale05.S6 scale05.S7:scale05.S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ase 1 detection</text:p>
          </table:table-cell>
          <table:table-cell office:value-type="string" calcext:value-type="string">
            <text:p>Case 2 detection</text:p>
          </table:table-cell>
          <table:table-cell office:value-type="string" calcext:value-type="string">
            <text:p>Case 3 detection</text:p>
          </table:table-cell>
          <table:table-cell office:value-type="string" calcext:value-type="string">
            <text:p>Case 4 detection</text:p>
          </table:table-cell>
          <table:table-cell office:value-type="string" calcext:value-type="string">
            <text:p>Case 5 detection</text:p>
          </table:table-cell>
          <table:table-cell office:value-type="string" calcext:value-type="string">
            <text:p>Case 6 detection</text:p>
          </table:table-cell>
          <table:table-cell office:value-type="string" calcext:value-type="string">
            <text:p>Case 7 detection</text:p>
          </table:table-cell>
          <table:table-cell office:value-type="string" calcext:value-type="string">
            <text:p>Case 8 detection</text:p>
          </table:table-cell>
          <table:table-cell office:value-type="string" calcext:value-type="string">
            <text:p>Case 9 detection</text:p>
          </table:table-cell>
          <table:table-cell office:value-type="string" calcext:value-type="string">
            <text:p>Case 1 time</text:p>
          </table:table-cell>
          <table:table-cell office:value-type="string" calcext:value-type="string">
            <text:p>Case 2 time</text:p>
          </table:table-cell>
          <table:table-cell office:value-type="string" calcext:value-type="string">
            <text:p>Case 3 time</text:p>
          </table:table-cell>
          <table:table-cell office:value-type="string" calcext:value-type="string">
            <text:p>Case 4 time</text:p>
          </table:table-cell>
          <table:table-cell office:value-type="string" calcext:value-type="string">
            <text:p>Case 5 time</text:p>
          </table:table-cell>
          <table:table-cell office:value-type="string" calcext:value-type="string">
            <text:p>Case 6 time</text:p>
          </table:table-cell>
          <table:table-cell office:value-type="string" calcext:value-type="string">
            <text:p>Case 7 time</text:p>
          </table:table-cell>
          <table:table-cell office:value-type="string" calcext:value-type="string">
            <text:p>Case 8 time</text:p>
          </table:table-cell>
          <table:table-cell office:value-type="string" calcext:value-type="string">
            <text:p>Case 9 time</text:p>
          </table:table-cell>
        </table:table-row>
        <table:table-row table:style-name="ro1">
          <table:table-cell table:style-name="ce1" office:value-type="string" calcext:value-type="string">
            <text:p>Frame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1090402603" calcext:value-type="float">
            <text:p>1.31090402603</text:p>
          </table:table-cell>
          <table:table-cell office:value-type="float" office:value="0.357783079147" calcext:value-type="float">
            <text:p>0.357783079147</text:p>
          </table:table-cell>
          <table:table-cell office:value-type="float" office:value="0.130766868591" calcext:value-type="float">
            <text:p>0.130766868591</text:p>
          </table:table-cell>
          <table:table-cell office:value-type="float" office:value="1.28761315346" calcext:value-type="float">
            <text:p>1.28761315346</text:p>
          </table:table-cell>
          <table:table-cell office:value-type="float" office:value="0.366568088531" calcext:value-type="float">
            <text:p>0.366568088531</text:p>
          </table:table-cell>
          <table:table-cell office:value-type="float" office:value="0.132358074188" calcext:value-type="float">
            <text:p>0.132358074188</text:p>
          </table:table-cell>
          <table:table-cell office:value-type="float" office:value="1.30459499359" calcext:value-type="float">
            <text:p>1.30459499359</text:p>
          </table:table-cell>
          <table:table-cell office:value-type="float" office:value="0.377974033356" calcext:value-type="float">
            <text:p>0.377974033356</text:p>
          </table:table-cell>
          <table:table-cell office:value-type="float" office:value="0.13797211647" calcext:value-type="float">
            <text:p>0.13797211647</text:p>
          </table:table-cell>
        </table:table-row>
        <table:table-row table:style-name="ro1">
          <table:table-cell office:value-type="string" calcext:value-type="string">
            <text:p>Frame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me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me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6:40:37.164460848</meta:creation-date>
    <dc:date>2017-05-06T17:08:38.284697650</dc:date>
    <meta:editing-duration>PT6M30S</meta:editing-duration>
    <meta:editing-cycles>1</meta:editing-cycles>
    <meta:document-statistic meta:table-count="1" meta:cell-count="48" meta:object-count="1"/>
    <meta:generator>LibreOffice/5.3.0.3$Linux_X86_64 LibreOffice_project/7074905676c47b82bbcfbea1aeefc84afe1c50e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5.432cm" svg:height="14.305cm" xlink:href=".." xlink:type="simple" chart:class="chart:bar" chart:style-name="ch1">
        <chart:legend chart:legend-position="end" svg:x="21.495cm" svg:y="3.097cm" style:legend-expansion="high" chart:style-name="ch2"/>
        <chart:plot-area chart:style-name="ch3" table:cell-range-address="scale05.A6:scale05.S10" chart:data-source-has-labels="both" svg:x="0.508cm" svg:y="0.286cm" svg:width="20.479cm" svg:height="13.733cm">
          <chartooo:coordinate-region svg:x="0.944cm" svg:y="0.459cm" svg:width="20.043cm" svg:height="12.966cm"/>
          <chart:axis chart:dimension="x" chart:name="primary-x" chart:style-name="ch4" chartooo:axis-type="auto">
            <chartooo:date-scale/>
            <chart:categories table:cell-range-address="scale05.A7:scale05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05.B7:scale05.B10" chart:label-cell-address="scale05.B6:scale05.B6" chart:class="chart:bar">
            <chart:data-point chart:repeated="4"/>
          </chart:series>
          <chart:series chart:style-name="ch8" chart:values-cell-range-address="scale05.C7:scale05.C10" chart:label-cell-address="scale05.C6:scale05.C6" chart:class="chart:bar">
            <chart:data-point chart:repeated="4"/>
          </chart:series>
          <chart:series chart:style-name="ch9" chart:values-cell-range-address="scale05.D7:scale05.D10" chart:label-cell-address="scale05.D6:scale05.D6" chart:class="chart:bar">
            <chart:data-point chart:repeated="4"/>
          </chart:series>
          <chart:series chart:style-name="ch10" chart:values-cell-range-address="scale05.E7:scale05.E10" chart:label-cell-address="scale05.E6:scale05.E6" chart:class="chart:bar">
            <chart:data-point chart:repeated="4"/>
          </chart:series>
          <chart:series chart:style-name="ch11" chart:values-cell-range-address="scale05.F7:scale05.F10" chart:label-cell-address="scale05.F6:scale05.F6" chart:class="chart:bar">
            <chart:data-point chart:repeated="4"/>
          </chart:series>
          <chart:series chart:style-name="ch12" chart:values-cell-range-address="scale05.G7:scale05.G10" chart:label-cell-address="scale05.G6:scale05.G6" chart:class="chart:bar">
            <chart:data-point chart:repeated="4"/>
          </chart:series>
          <chart:series chart:style-name="ch13" chart:values-cell-range-address="scale05.H7:scale05.H10" chart:label-cell-address="scale05.H6:scale05.H6" chart:class="chart:bar">
            <chart:data-point chart:repeated="4"/>
          </chart:series>
          <chart:series chart:style-name="ch14" chart:values-cell-range-address="scale05.I7:scale05.I10" chart:label-cell-address="scale05.I6:scale05.I6" chart:class="chart:bar">
            <chart:data-point chart:repeated="4"/>
          </chart:series>
          <chart:series chart:style-name="ch15" chart:values-cell-range-address="scale05.J7:scale05.J10" chart:label-cell-address="scale05.J6:scale05.J6" chart:class="chart:bar">
            <chart:data-point chart:repeated="4"/>
          </chart:series>
          <chart:series chart:style-name="ch16" chart:values-cell-range-address="scale05.K7:scale05.K10" chart:label-cell-address="scale05.K6:scale05.K6" chart:class="chart:line">
            <chart:data-point chart:repeated="4"/>
          </chart:series>
          <chart:series chart:style-name="ch17" chart:values-cell-range-address="scale05.L7:scale05.L10" chart:label-cell-address="scale05.L6:scale05.L6" chart:class="chart:line">
            <chart:data-point chart:repeated="4"/>
          </chart:series>
          <chart:series chart:style-name="ch18" chart:values-cell-range-address="scale05.M7:scale05.M10" chart:label-cell-address="scale05.M6:scale05.M6" chart:class="chart:line">
            <chart:data-point chart:repeated="4"/>
          </chart:series>
          <chart:series chart:style-name="ch19" chart:values-cell-range-address="scale05.N7:scale05.N10" chart:label-cell-address="scale05.N6:scale05.N6" chart:class="chart:line">
            <chart:data-point chart:repeated="4"/>
          </chart:series>
          <chart:series chart:style-name="ch20" chart:values-cell-range-address="scale05.O7:scale05.O10" chart:label-cell-address="scale05.O6:scale05.O6" chart:class="chart:line">
            <chart:data-point chart:repeated="4"/>
          </chart:series>
          <chart:series chart:style-name="ch21" chart:values-cell-range-address="scale05.P7:scale05.P10" chart:label-cell-address="scale05.P6:scale05.P6" chart:class="chart:line">
            <chart:data-point chart:repeated="4"/>
          </chart:series>
          <chart:series chart:style-name="ch22" chart:values-cell-range-address="scale05.Q7:scale05.Q10" chart:label-cell-address="scale05.Q6:scale05.Q6" chart:class="chart:line">
            <chart:data-point chart:repeated="4"/>
          </chart:series>
          <chart:series chart:style-name="ch23" chart:values-cell-range-address="scale05.R7:scale05.R10" chart:label-cell-address="scale05.R6:scale05.R6" chart:class="chart:line">
            <chart:data-point chart:repeated="4"/>
          </chart:series>
          <chart:series chart:style-name="ch24" chart:values-cell-range-address="scale05.S7:scale05.S10" chart:label-cell-address="scale05.S6:scale05.S6" chart:class="chart:line">
            <chart:data-point chart:repeated="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1 detection</text:p>
                <draw:g>
                  <svg:desc>scale05.B6:scale05.B6</svg:desc>
                </draw:g>
              </table:table-cell>
              <table:table-cell office:value-type="string">
                <text:p>Case 2 detection</text:p>
                <draw:g>
                  <svg:desc>scale05.C6:scale05.C6</svg:desc>
                </draw:g>
              </table:table-cell>
              <table:table-cell office:value-type="string">
                <text:p>Case 3 detection</text:p>
                <draw:g>
                  <svg:desc>scale05.D6:scale05.D6</svg:desc>
                </draw:g>
              </table:table-cell>
              <table:table-cell office:value-type="string">
                <text:p>Case 4 detection</text:p>
                <draw:g>
                  <svg:desc>scale05.E6:scale05.E6</svg:desc>
                </draw:g>
              </table:table-cell>
              <table:table-cell office:value-type="string">
                <text:p>Case 5 detection</text:p>
                <draw:g>
                  <svg:desc>scale05.F6:scale05.F6</svg:desc>
                </draw:g>
              </table:table-cell>
              <table:table-cell office:value-type="string">
                <text:p>Case 6 detection</text:p>
                <draw:g>
                  <svg:desc>scale05.G6:scale05.G6</svg:desc>
                </draw:g>
              </table:table-cell>
              <table:table-cell office:value-type="string">
                <text:p>Case 7 detection</text:p>
                <draw:g>
                  <svg:desc>scale05.H6:scale05.H6</svg:desc>
                </draw:g>
              </table:table-cell>
              <table:table-cell office:value-type="string">
                <text:p>Case 8 detection</text:p>
                <draw:g>
                  <svg:desc>scale05.I6:scale05.I6</svg:desc>
                </draw:g>
              </table:table-cell>
              <table:table-cell office:value-type="string">
                <text:p>Case 9 detection</text:p>
                <draw:g>
                  <svg:desc>scale05.J6:scale05.J6</svg:desc>
                </draw:g>
              </table:table-cell>
              <table:table-cell office:value-type="string">
                <text:p>Case 1 time</text:p>
                <draw:g>
                  <svg:desc>scale05.K6:scale05.K6</svg:desc>
                </draw:g>
              </table:table-cell>
              <table:table-cell office:value-type="string">
                <text:p>Case 2 time</text:p>
                <draw:g>
                  <svg:desc>scale05.L6:scale05.L6</svg:desc>
                </draw:g>
              </table:table-cell>
              <table:table-cell office:value-type="string">
                <text:p>Case 3 time</text:p>
                <draw:g>
                  <svg:desc>scale05.M6:scale05.M6</svg:desc>
                </draw:g>
              </table:table-cell>
              <table:table-cell office:value-type="string">
                <text:p>Case 4 time</text:p>
                <draw:g>
                  <svg:desc>scale05.N6:scale05.N6</svg:desc>
                </draw:g>
              </table:table-cell>
              <table:table-cell office:value-type="string">
                <text:p>Case 5 time</text:p>
                <draw:g>
                  <svg:desc>scale05.O6:scale05.O6</svg:desc>
                </draw:g>
              </table:table-cell>
              <table:table-cell office:value-type="string">
                <text:p>Case 6 time</text:p>
                <draw:g>
                  <svg:desc>scale05.P6:scale05.P6</svg:desc>
                </draw:g>
              </table:table-cell>
              <table:table-cell office:value-type="string">
                <text:p>Case 7 time</text:p>
                <draw:g>
                  <svg:desc>scale05.Q6:scale05.Q6</svg:desc>
                </draw:g>
              </table:table-cell>
              <table:table-cell office:value-type="string">
                <text:p>Case 8 time</text:p>
                <draw:g>
                  <svg:desc>scale05.R6:scale05.R6</svg:desc>
                </draw:g>
              </table:table-cell>
              <table:table-cell office:value-type="string">
                <text:p>Case 9 time</text:p>
                <draw:g>
                  <svg:desc>scale05.S6:scale05.S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me1</text:p>
                <draw:g>
                  <svg:desc>scale05.A7:scale05.A10</svg:desc>
                </draw:g>
              </table:table-cell>
              <table:table-cell office:value-type="float" office:value="8">
                <text:p>8</text:p>
                <draw:g>
                  <svg:desc>scale05.B7:scale05.B10</svg:desc>
                </draw:g>
              </table:table-cell>
              <table:table-cell office:value-type="float" office:value="5">
                <text:p>5</text:p>
                <draw:g>
                  <svg:desc>scale05.C7:scale05.C10</svg:desc>
                </draw:g>
              </table:table-cell>
              <table:table-cell office:value-type="float" office:value="1">
                <text:p>1</text:p>
                <draw:g>
                  <svg:desc>scale05.D7:scale05.D10</svg:desc>
                </draw:g>
              </table:table-cell>
              <table:table-cell office:value-type="float" office:value="8">
                <text:p>8</text:p>
                <draw:g>
                  <svg:desc>scale05.E7:scale05.E10</svg:desc>
                </draw:g>
              </table:table-cell>
              <table:table-cell office:value-type="float" office:value="5">
                <text:p>5</text:p>
                <draw:g>
                  <svg:desc>scale05.F7:scale05.F10</svg:desc>
                </draw:g>
              </table:table-cell>
              <table:table-cell office:value-type="float" office:value="1">
                <text:p>1</text:p>
                <draw:g>
                  <svg:desc>scale05.G7:scale05.G10</svg:desc>
                </draw:g>
              </table:table-cell>
              <table:table-cell office:value-type="float" office:value="8">
                <text:p>8</text:p>
                <draw:g>
                  <svg:desc>scale05.H7:scale05.H10</svg:desc>
                </draw:g>
              </table:table-cell>
              <table:table-cell office:value-type="float" office:value="5">
                <text:p>5</text:p>
                <draw:g>
                  <svg:desc>scale05.I7:scale05.I10</svg:desc>
                </draw:g>
              </table:table-cell>
              <table:table-cell office:value-type="float" office:value="1">
                <text:p>1</text:p>
                <draw:g>
                  <svg:desc>scale05.J7:scale05.J10</svg:desc>
                </draw:g>
              </table:table-cell>
              <table:table-cell office:value-type="float" office:value="1.31090402603">
                <text:p>1.31090402603</text:p>
                <draw:g>
                  <svg:desc>scale05.K7:scale05.K10</svg:desc>
                </draw:g>
              </table:table-cell>
              <table:table-cell office:value-type="float" office:value="0.357783079147">
                <text:p>0.357783079147</text:p>
                <draw:g>
                  <svg:desc>scale05.L7:scale05.L10</svg:desc>
                </draw:g>
              </table:table-cell>
              <table:table-cell office:value-type="float" office:value="0.130766868591">
                <text:p>0.130766868591</text:p>
                <draw:g>
                  <svg:desc>scale05.M7:scale05.M10</svg:desc>
                </draw:g>
              </table:table-cell>
              <table:table-cell office:value-type="float" office:value="1.28761315346">
                <text:p>1.28761315346</text:p>
                <draw:g>
                  <svg:desc>scale05.N7:scale05.N10</svg:desc>
                </draw:g>
              </table:table-cell>
              <table:table-cell office:value-type="float" office:value="0.366568088531">
                <text:p>0.366568088531</text:p>
                <draw:g>
                  <svg:desc>scale05.O7:scale05.O10</svg:desc>
                </draw:g>
              </table:table-cell>
              <table:table-cell office:value-type="float" office:value="0.132358074188">
                <text:p>0.132358074188</text:p>
                <draw:g>
                  <svg:desc>scale05.P7:scale05.P10</svg:desc>
                </draw:g>
              </table:table-cell>
              <table:table-cell office:value-type="float" office:value="1.30459499359">
                <text:p>1.30459499359</text:p>
                <draw:g>
                  <svg:desc>scale05.Q7:scale05.Q10</svg:desc>
                </draw:g>
              </table:table-cell>
              <table:table-cell office:value-type="float" office:value="0.377974033356">
                <text:p>0.377974033356</text:p>
                <draw:g>
                  <svg:desc>scale05.R7:scale05.R10</svg:desc>
                </draw:g>
              </table:table-cell>
              <table:table-cell office:value-type="float" office:value="0.13797211647">
                <text:p>0.13797211647</text:p>
                <draw:g>
                  <svg:desc>scale05.S7:scale05.S10</svg:desc>
                </draw:g>
              </table:table-cell>
            </table:table-row>
            <table:table-row>
              <table:table-cell office:value-type="string">
                <text:p>Frame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ame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ame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